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Heading_20_1">
      <style:paragraph-properties fo:break-before="page"/>
      <style:text-properties officeooo:paragraph-rsid="0006cf16"/>
    </style:style>
    <style:style style:name="P6" style:family="paragraph" style:parent-style-name="Standard">
      <style:text-properties officeooo:paragraph-rsid="00090d62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270. Number of Ways to Split Array</text:h>
      <text:p text:style-name="P2">You are given a <text:span text:style-name="Strong_20_Emphasis"><text:span text:style-name="T1">0-indexed</text:span></text:span> integer array <text:span text:style-name="Source_20_Text"><text:span text:style-name="T2">nums</text:span></text:span> of length <text:span text:style-name="Source_20_Text"><text:span text:style-name="T2">n</text:span></text:span>.</text:p>
      <text:p text:style-name="P2"><text:span text:style-name="Source_20_Text"><text:span text:style-name="T2">nums</text:span></text:span> contains a <text:span text:style-name="Strong_20_Emphasis"><text:span text:style-name="T1">valid split</text:span></text:span> at index <text:span text:style-name="Source_20_Text"><text:span text:style-name="T2">i</text:span></text:span> if the following are true:</text:p>
      <text:list text:style-name="L1">
        <text:list-item>
          <text:p text:style-name="P7">The sum of the first <text:span text:style-name="Source_20_Text"><text:span text:style-name="T2">i + 1</text:span></text:span> elements is <text:span text:style-name="Strong_20_Emphasis"><text:span text:style-name="T1">greater than or equal to</text:span></text:span> the sum of the last <text:span text:style-name="Source_20_Text"><text:span text:style-name="T2">n - i - 1</text:span></text:span> elements.</text:p>
        </text:list-item>
        <text:list-item>
          <text:p text:style-name="P8">There is <text:span text:style-name="Strong_20_Emphasis"><text:span text:style-name="T1">at least one</text:span></text:span> element to the right of <text:span text:style-name="Source_20_Text"><text:span text:style-name="T2">i</text:span></text:span>. That is, <text:span text:style-name="Source_20_Text"><text:span text:style-name="T2">0 &lt;= i &lt; n - 1</text:span></text:span>.</text:p>
        </text:list-item>
      </text:list>
      <text:p text:style-name="P2">Return <text:span text:style-name="Emphasis"><text:span text:style-name="T1">the number of </text:span></text:span><text:span text:style-name="Emphasis"><text:span text:style-name="Strong_20_Emphasis"><text:span text:style-name="T1">valid splits</text:span></text:span></text:span><text:span text:style-name="Emphasis"><text:span text:style-name="T1"> in</text:span></text:span> <text:span text:style-name="Source_20_Text"><text:span text:style-name="T2">nums</text:span></text:span>.</text:p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:</text:span></text:span> nums = [10,4,-8,7]</text:p>
      <text:p text:style-name="P1"><text:span text:style-name="Strong_20_Emphasis"><text:span text:style-name="T1">Output:</text:span></text:span> 2</text:p>
      <text:p text:style-name="P1"><text:span text:style-name="Strong_20_Emphasis"><text:span text:style-name="T1">Explanation:</text:span></text:span> </text:p>
      <text:p text:style-name="P4">There are three ways of splitting nums into two non-empty parts:</text:p>
      <text:p text:style-name="P4">- Split nums at index 0. Then, the first part is [10], and its sum is 10. The second part is [4,-8,7], and its sum is 3. Since 10 &gt;= 3, i = 0 is a valid split.</text:p>
      <text:p text:style-name="P4">- Split nums at index 1. Then, the first part is [10,4], and its sum is 14. The second part is [-8,7], and its sum is -1. Since 14 &gt;= -1, i = 1 is a valid split.</text:p>
      <text:p text:style-name="P4">- Split nums at index 2. Then, the first part is [10,4,-8], and its sum is 6. The second part is [7], and its sum is 7. Since 6 &lt; 7, i = 2 is not a valid split.</text:p>
      <text:p text:style-name="P3">Thus, the number of valid splits in nums is 2.</text:p>
      <text:p text:style-name="P2"><text:span text:style-name="Strong_20_Emphasis"><text:span text:style-name="T1">Example 2:</text:span></text:span></text:p>
      <text:p text:style-name="P1"><text:span text:style-name="Strong_20_Emphasis"><text:span text:style-name="T1">Input:</text:span></text:span> nums = [2,3,1,0]</text:p>
      <text:p text:style-name="P1"><text:span text:style-name="Strong_20_Emphasis"><text:span text:style-name="T1">Output:</text:span></text:span> 2</text:p>
      <text:p text:style-name="P1"><text:span text:style-name="Strong_20_Emphasis"><text:span text:style-name="T1">Explanation:</text:span></text:span> </text:p>
      <text:p text:style-name="P4">There are two valid splits in nums:</text:p>
      <text:p text:style-name="P4">- Split nums at index 1. Then, the first part is [2,3], and its sum is 5. The second part is [1,0], and its sum is 1. Since 5 &gt;= 1, i = 1 is a valid split. </text:p>
      <text:p text:style-name="P3">- Split nums at index 2. Then, the first part is [2,3,1], and its sum is 6. The second part is [0], and its sum is 0. Since 6 &gt;= 0, i = 2 is a valid split.</text:p>
      <text:p text:style-name="P2"> </text:p>
      <text:p text:style-name="P2"><text:span text:style-name="Strong_20_Emphasis"><text:span text:style-name="T1">Constraints:</text:span></text:span></text:p>
      <text:list text:style-name="L2">
        <text:list-item>
          <text:p text:style-name="P9"><text:span text:style-name="Source_20_Text"><text:span text:style-name="T2">2 &lt;= nums.length &lt;= </text:span></text:span><text:span text:style-name="Source_20_Text"><text:span text:style-name="T2"><draw:frame draw:style-name="fr1" draw:name="Object1" text:anchor-type="as-char" svg:y="-0.2161in" svg:width="0.415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0"><text:span text:style-name="Source_20_Text"><text:span text:style-name="T2"><draw:frame draw:style-name="fr1" draw:name="Object3" text:anchor-type="as-char" svg:y="-0.2161in" svg:width="0.5854in" svg:height="0.261in" draw:z-index="2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Source_20_Text"><text:span text:style-name="T2"><text:s/>&lt;= nums[i] &lt;= </text:span></text:span><text:span text:style-name="Source_20_Text"><text:span text:style-name="T2"><draw:frame draw:style-name="fr1" draw:name="Object2" text:anchor-type="as-char" svg:y="-0.2161in" svg:width="0.4154in" svg:height="0.261in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</text:list>
      <text:p text:style-name="Text_20_body"/>
      <text:h text:style-name="P5" text:outline-level="1">2270. Number of Ways to Split Array</text:h>
      <text:p text:style-name="Standard">/*</text:p>
      <text:p text:style-name="Standard"><text:s text:c="4"/><text:span text:style-name="T3">Prefix sum</text:span></text:p>
      <text:p text:style-name="Standard"><text:s text:c="4"/>Time compelxity: O(n)</text:p>
      <text:p text:style-name="Standard"><text:s text:c="4"/>Space complexity: O(1)</text:p>
      <text:p text:style-name="Standard">*/</text:p>
      <text:p text:style-name="Standard">class Solution {</text:p>
      <text:p text:style-name="Standard">public:</text:p>
      <text:p text:style-name="Standard"><text:s text:c="4"/>int waysToSplitArray(std::vector&lt;int&gt;&amp; nums){</text:p>
      <text:p text:style-name="Standard"><text:s text:c="8"/>int n=nums.size();</text:p>
      <text:p text:style-name="Standard"><text:s text:c="8"/>long long total=std::accumulate(nums.begin(),nums.end(),0*1ll);</text:p>
      <text:p text:style-name="P6"><text:s text:c="8"/>long long prefix_sum=0,right_sum;</text:p>
      <text:p text:style-name="Standard"><text:s text:c="8"/>int ans=0;</text:p>
      <text:p text:style-name="Standard"><text:s text:c="8"/>for(int i=0;i&lt;n-1;++i){</text:p>
      <text:p text:style-name="Standard"><text:s text:c="12"/>prefix_sum+=nums[i];</text:p>
      <text:p text:style-name="Standard"><text:s text:c="12"/>right_sum=total-prefix_sum;</text:p>
      <text:p text:style-name="Standard"><text:s text:c="12"/>if(prefix_sum&gt;=right_sum) ans++;</text:p>
      <text:p text:style-name="Standard"><text:s text:c="8"/>}</text:p>
      <text:p text:style-name="Standard"><text:s text:c="8"/>return ans;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1:47:54.662615239</meta:creation-date>
    <dc:date>2025-01-03T17:28:09.236050499</dc:date>
    <meta:editing-duration>PT5M47S</meta:editing-duration>
    <meta:editing-cycles>5</meta:editing-cycles>
    <meta:generator>LibreOffice/24.2.7.2$Linux_X86_64 LibreOffice_project/420$Build-2</meta:generator>
    <meta:document-statistic meta:table-count="0" meta:image-count="0" meta:object-count="3" meta:page-count="2" meta:paragraph-count="48" meta:word-count="379" meta:character-count="1989" meta:non-whitespace-character-count="1540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2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3/content.xml><?xml version="1.0" encoding="utf-8"?>
<math xmlns="http://www.w3.org/1998/Math/MathML" display="block">
  <semantics>
    <mrow>
      <mo stretchy="false">−</mo>
      <msup>
        <mn>10</mn>
        <mn>5</mn>
      </msup>
    </mrow>
    <annotation encoding="StarMath 5.0">-10^5</annotation>
  </semantics>
</math>
</file>